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f06" officeooo:paragraph-rsid="000b2f06"/>
    </style:style>
    <style:style style:name="P2" style:family="paragraph" style:parent-style-name="Standard">
      <style:text-properties officeooo:rsid="000b2f06" officeooo:paragraph-rsid="000b2f06"/>
    </style:style>
    <style:style style:name="P3" style:family="paragraph" style:parent-style-name="Standard">
      <style:text-properties officeooo:rsid="000b2f06" officeooo:paragraph-rsid="000b42a3"/>
    </style:style>
    <style:style style:name="P4" style:family="paragraph" style:parent-style-name="Standard">
      <style:text-properties officeooo:rsid="000b2f06" officeooo:paragraph-rsid="0010d5fa"/>
    </style:style>
    <style:style style:name="P5" style:family="paragraph" style:parent-style-name="Standard">
      <style:text-properties officeooo:rsid="000b2f06" officeooo:paragraph-rsid="0019de9f"/>
    </style:style>
    <style:style style:name="P6" style:family="paragraph" style:parent-style-name="Standard">
      <style:text-properties officeooo:rsid="000b2f06" officeooo:paragraph-rsid="001cd7f4"/>
    </style:style>
    <style:style style:name="P7" style:family="paragraph" style:parent-style-name="Standard">
      <style:text-properties officeooo:rsid="000b2f06" officeooo:paragraph-rsid="001e7a4d"/>
    </style:style>
    <style:style style:name="P8" style:family="paragraph" style:parent-style-name="Standard">
      <style:text-properties fo:font-weight="bold" officeooo:rsid="000b2f06" officeooo:paragraph-rsid="000b2f06" style:font-weight-asian="bold" style:font-weight-complex="bold"/>
    </style:style>
    <style:style style:name="P9" style:family="paragraph" style:parent-style-name="Standard">
      <style:text-properties fo:font-weight="bold" officeooo:rsid="000b2f06" officeooo:paragraph-rsid="000e70e3" style:font-weight-asian="bold" style:font-weight-complex="bold"/>
    </style:style>
    <style:style style:name="P10" style:family="paragraph" style:parent-style-name="Standard">
      <style:text-properties officeooo:paragraph-rsid="000b2f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70e3" style:font-weight-asian="bold" style:font-weight-complex="bold"/>
    </style:style>
    <style:style style:name="T3" style:family="text">
      <style:text-properties fo:font-weight="bold" officeooo:rsid="000b2f06" style:font-weight-asian="bold" style:font-weight-complex="bold"/>
    </style:style>
    <style:style style:name="T4" style:family="text">
      <style:text-properties fo:font-weight="bold" officeooo:rsid="00183c22" style:font-weight-asian="bold" style:font-weight-complex="bold"/>
    </style:style>
    <style:style style:name="T5" style:family="text">
      <style:text-properties fo:font-weight="bold" officeooo:rsid="001cd7f4" style:font-weight-asian="bold" style:font-weight-complex="bold"/>
    </style:style>
    <style:style style:name="T6" style:family="text">
      <style:text-properties fo:font-weight="bold" officeooo:rsid="0019de9f" style:font-weight-asian="bold" style:font-weight-complex="bold"/>
    </style:style>
    <style:style style:name="T7" style:family="text">
      <style:text-properties fo:font-weight="bold" officeooo:rsid="001c4cc6" style:font-weight-asian="bold" style:font-weight-complex="bold"/>
    </style:style>
    <style:style style:name="T8" style:family="text">
      <style:text-properties fo:font-weight="bold" officeooo:rsid="001d8d91" style:font-weight-asian="bold" style:font-weight-complex="bold"/>
    </style:style>
    <style:style style:name="T9" style:family="text">
      <style:text-properties fo:font-weight="bold" officeooo:rsid="001e7a4d" style:font-weight-asian="bold" style:font-weight-complex="bold"/>
    </style:style>
    <style:style style:name="T10" style:family="text">
      <style:text-properties officeooo:rsid="000b42a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b42a3" style:font-weight-asian="normal" style:font-weight-complex="normal"/>
    </style:style>
    <style:style style:name="T13" style:family="text">
      <style:text-properties fo:font-weight="normal" officeooo:rsid="000e70e3" style:font-weight-asian="normal" style:font-weight-complex="normal"/>
    </style:style>
    <style:style style:name="T14" style:family="text">
      <style:text-properties fo:font-weight="normal" officeooo:rsid="0010d5fa" style:font-weight-asian="normal" style:font-weight-complex="normal"/>
    </style:style>
    <style:style style:name="T15" style:family="text">
      <style:text-properties officeooo:rsid="000e70e3"/>
    </style:style>
    <style:style style:name="T16" style:family="text">
      <style:text-properties officeooo:rsid="0014c308"/>
    </style:style>
    <style:style style:name="T17" style:family="text">
      <style:text-properties officeooo:rsid="00169364"/>
    </style:style>
    <style:style style:name="T1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364" style:font-size-asian="12pt" style:font-style-asian="normal" style:font-weight-asian="normal" style:font-size-complex="12pt" style:text-emphasize="none"/>
    </style:style>
    <style:style style:name="T20" style:family="text">
      <style:text-properties style:font-name="Liberation Serif" fo:font-size="12pt" officeooo:rsid="0014c308" style:font-size-asian="12pt" style:font-size-complex="12pt"/>
    </style:style>
    <style:style style:name="T21" style:family="text">
      <style:text-properties officeooo:rsid="00183c22"/>
    </style:style>
    <style:style style:name="T22" style:family="text">
      <style:text-properties officeooo:rsid="0019de9f"/>
    </style:style>
    <style:style style:name="T23" style:family="text">
      <style:text-properties officeooo:rsid="001c4cc6"/>
    </style:style>
    <style:style style:name="T24" style:family="text">
      <style:text-properties officeooo:rsid="001cd7f4"/>
    </style:style>
    <style:style style:name="T25" style:family="text">
      <style:text-properties officeooo:rsid="001d8d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D: </text:span>Identificador numérico único del estudiante en el sistema de Becas Crema.</text:p>
      <text:p text:style-name="P3"><text:span text:style-name="T1">Período.Académico.a.renovar:</text:span> Indica en cual per<text:span text:style-name="T10">ío</text:span>do <text:span text:style-name="T10">académico</text:span> del año el estudiante va <text:span text:style-name="T10">realizar su renovación.</text:span> <text:span text:style-name="T10">En este contexto hay 2 p</text:span>er<text:span text:style-name="T10">ío</text:span>do<text:span text:style-name="T10">s</text:span> <text:span text:style-name="T10">académicos, correspondiente al primer semestre o segundo semestre del año. Cada año tiene 2 semestres, identificados como semestre I (primer semestre del año), y semestre II (segundo semestre del año). El formato establecido en esta columna es una cadena de caracteres de la siguiente forma: "Primer semestre del año o Segundo semestre del año" - "Año". Ejemplos: I-2015, II-2016.</text:span></text:p>
      <text:p text:style-name="P3"><text:span text:style-name="T1">Cédula.de.Identidad: </text:span><text:span text:style-name="T11">Identificador numérico único del estudiante en </text:span><text:span text:style-name="T12">su país.</text:span><text:span text:style-name="T11"><text:tab/></text:span></text:p>
      <text:p text:style-name="P1"><text:span text:style-name="T1">Fecha.d</text:span><text:span text:style-name="T4">e</text:span><text:span text:style-name="T1">.Nacimiento: </text:span><text:span text:style-name="T13">Cadenas de caracteres que indican la fecha de nacimiento en el formato, día, mes y año del estudiante, separados por el símbolo "/". Ejemplos: 02/12/1993, 29/05/2001.</text:span></text:p>
      <text:p text:style-name="P1"><text:span text:style-name="T1">Edad</text:span><text:span text:style-name="T11">: </text:span><text:span text:style-name="T15">Valor numérico que indica la edad del estudiante</text:span><text:span text:style-name="T2">.</text:span></text:p>
      <text:p text:style-name="P8">Estado.Civil: <text:span text:style-name="T13">Valor carácter en mayúscula que indica el estado civil del estudiante. El formato es el siguiente: Soltero (a) corresponde al carácter "S", Casado (a) corresponde al carácter "C" y Viudo (a) corresponde al carácter "V".</text:span></text:p>
      <text:p text:style-name="P9">Sexo: <text:span text:style-name="T13">Valor carácter en mayúscula que indica el sexo del estudiante. El formato es el siguiente: Masculino corresponde al carácter "M" y Femenino corresponde al carácter "F".</text:span></text:p>
      <text:p text:style-name="P8">Escuela: <text:span text:style-name="T13">Cadena de caracteres que indica la escuela donde estudia el estudiante.</text:span></text:p>
      <text:p text:style-name="P4"><text:span text:style-name="T1">Año.de.Ingreso.a.la.UCV: </text:span><text:span text:style-name="T14">Valor </text:span><text:span text:style-name="T11">numérico </text:span><text:span text:style-name="T14">que indica el año de ingreso a la universidad del estudiante.</text:span></text:p>
      <text:p text:style-name="P10"><text:span text:style-name="T3">Modalidad.de.Ingreso.a.la.UCV: </text:span><text:span text:style-name="T16">Cadena de caracteres que indican la modalidad de ingreso a la universidad por parte del estudiante. </text:span><text:span text:style-name="T20">Las opciones son: </text:span><text:span text:style-name="T18">Convenios Interinstitucionales (nacionales e internacionales)</text:span><text:span text:style-name="T19">, p</text:span><text:span text:style-name="T18">rueba Interna y/o propedéutico, </text:span><text:span text:style-name="T19">c</text:span><text:span text:style-name="T18">onvenios Internos (Deportistas, artistas, hijos empleados docente y obreros, Samuel Robinson) </text:span><text:span text:style-name="T19">y a</text:span><text:span text:style-name="T18">signado OPSU.</text:span></text:p>
      <text:p text:style-name="P1"><text:span text:style-name="T1">Semestre que cursa:</text:span> <text:span text:style-name="T17">Valor númerico que representa el semestre actual que cursa el estudiante.</text:span></text:p>
      <text:p text:style-name="P1">Ha cambiado usted de dirección:<text:tab/></text:p>
      <text:p text:style-name="P1">De.ser.afirmativo..indique.el.motivo: <text:span text:style-name="T17">Cadena de caracteres que indican el motivo del cambio de dirección por parte del estudiante.</text:span><text:tab/></text:p>
      <text:p text:style-name="P1">Número.de.materias.inscritas.en.el.semestre.o.año.anterior</text:p>
      <text:p text:style-name="P1">Número.de.materias.aprobadas.en.el.semestre.o.año.anterior</text:p>
      <text:p text:style-name="P1">Número.de.materias.retiradas.en.el.semestre.o.año.anterior</text:p>
      <text:p text:style-name="P1">Número.de.materias.reprobadas.en.el.semestre.o.año.anterior<text:tab/></text:p>
      <text:p text:style-name="P1">Promedio.ponderado.aprobado</text:p>
      <text:p text:style-name="P1">Eficiencia<text:tab/></text:p>
      <text:p text:style-name="P1">Si.reprobó.una.o.más.materias.indique.el.motivo</text:p>
      <text:p text:style-name="P1">Número.de.materias.inscritas.en.el.semestre.en.curso</text:p>
      <text:p text:style-name="P1"><text:span text:style-name="T21">Se.encuentra</text:span>.realiza<text:span text:style-name="T21">ndo</text:span>.tesis.o.pasantías.de.grado</text:p>
      <text:p text:style-name="P1"><text:span text:style-name="T21">Cantidad.de.veces.que.ha.realizado.t</text:span>esis.o.pasantías.de.grado<text:tab/></text:p>
      <text:p text:style-name="P1">Procedencia</text:p>
      <text:p text:style-name="P1">Lugar.donde.reside.mientras.estudia.en.el.Universidad</text:p>
      <text:p text:style-name="P1">Personas.con.las.cuales.usted.vive..mientras.estudia.en.la.universidad.</text:p>
      <text:p text:style-name="P1">Tipo.de.vivienda.donde.reside.mientras.estudia.en.la.universidad</text:p>
      <text:p text:style-name="P1">En.caso.de.vivir.en.habitación.alquilada.o.residencia.estudiantil..indique.el.monto.mensual.</text:p>
      <text:p text:style-name="P1">Dirección.donde.se.encuentra.ubicada.la.residencia.o.habitación.alquilada</text:p>
      <text:p text:style-name="P1">Contrajo.Matrimonio.<text:tab/></text:p>
      <text:p text:style-name="P1">Ha.solicitado.algún.otro.beneficio.a.la.Universidad.u.otra.Institución.</text:p>
      <text:p text:style-name="P1">En.caso.afirmativo.señale.<text:span text:style-name="T22">el.</text:span>año.de.la.solicitud..institución.y.motivo</text:p>
      <text:p text:style-name="P1">Se.encuentra.usted..realizando.alguna.actividad.que.le.genere.ingresos.</text:p>
      <text:p text:style-name="P1">En.caso.de.ser.afirmativo..indique.tipo.de.actividad.y.su.frecuencia<text:tab/></text:p>
      <text:p text:style-name="P1">Monto.mensual.de.la.beca<text:tab/></text:p>
      <text:p text:style-name="P1">Aporte.mensual.que.le.brinda.su.responsable.económico</text:p>
      <text:p text:style-name="P1"><text:soft-page-break/>Aporte.mensual.que.recibe.de.familiares.o.amigos</text:p>
      <text:p text:style-name="P1">Ingreso.mensual.que.recibe.por.actividades.a.destajo.o.por.horas<text:tab/></text:p>
      <text:p text:style-name="P1">Ingreso.mensual.total<text:tab/></text:p>
      <text:p text:style-name="P1"><text:span text:style-name="T22">Gastos.en.a</text:span>limentación.<text:span text:style-name="T22">personal</text:span><text:tab/></text:p>
      <text:p text:style-name="P1"><text:span text:style-name="T22">Gastos.en.t</text:span>ransporte.<text:span text:style-name="T22">personal</text:span></text:p>
      <text:p text:style-name="P5">Gastos.médicos.<text:span text:style-name="T22">personal</text:span></text:p>
      <text:p text:style-name="P5">Gastos.odontológicos.<text:span text:style-name="T22">personal</text:span></text:p>
      <text:p text:style-name="P1">Gastos.personales<text:tab/></text:p>
      <text:p text:style-name="P1"><text:span text:style-name="T23">Gastos.en.r</text:span>esidencia.o.habitación.alquilada.<text:span text:style-name="T24">personal</text:span></text:p>
      <text:p text:style-name="P6"><text:span text:style-name="T23">Gastos.en.</text:span>Materiales.de.estudio.<text:span text:style-name="T24">personal</text:span></text:p>
      <text:p text:style-name="P6"><text:span text:style-name="T23">Gastos.en.r</text:span>ecreación.<text:span text:style-name="T24">personal</text:span></text:p>
      <text:p text:style-name="P6">Otros.gastos.<text:span text:style-name="T24">personal</text:span></text:p>
      <text:p text:style-name="P6">Total.egresos.<text:span text:style-name="T24">personal</text:span></text:p>
      <text:p text:style-name="P1">Indique.quién.es.su.responsable.económico<text:tab/></text:p>
      <text:p text:style-name="P1">Carga.familiar<text:tab/></text:p>
      <text:p text:style-name="P1">Ingreso.mensual.de.su.responsable.económico<text:tab/></text:p>
      <text:p text:style-name="P1">Otros.ingresos<text:tab/></text:p>
      <text:p text:style-name="P1">Total.de.ingresos<text:tab/></text:p>
      <text:p text:style-name="P1"><text:span text:style-name="T23">Gastos.en.v</text:span>ivienda.<text:span text:style-name="T23">familiar</text:span><text:tab/></text:p>
      <text:p text:style-name="P6"><text:span text:style-name="T23">Gastos.en.a</text:span>limentación.<text:span text:style-name="T23">familiar</text:span><text:tab/></text:p>
      <text:p text:style-name="P6"><text:span text:style-name="T23">Gastos.en.t</text:span>ransporte.<text:span text:style-name="T23">familiar</text:span><text:tab/><text:tab/></text:p>
      <text:p text:style-name="P1">Gastos.médicos.<text:span text:style-name="T24">familiar</text:span></text:p>
      <text:p text:style-name="P1">Gastos.odontológicos.<text:tab/><text:span text:style-name="T24">familiar</text:span></text:p>
      <text:p text:style-name="P1">Gastos.educativos.<text:span text:style-name="T24">familiar</text:span></text:p>
      <text:p text:style-name="P1">Servicios.públicos.de.agua.luz.teléfono.y.gas.<text:span text:style-name="T24">familiar</text:span><text:tab/></text:p>
      <text:p text:style-name="P1">Condominio.<text:span text:style-name="T24">familiar</text:span></text:p>
      <text:p text:style-name="P6">Otros.gastos.<text:span text:style-name="T24">familiar</text:span><text:tab/></text:p>
      <text:p text:style-name="P6">Total.de.egresos.<text:span text:style-name="T24">familiar</text:span></text:p>
      <text:p text:style-name="P1">Deseamos.conocer.la.opinión.de.nuestros.usuarios..para.mejorar.la.calidad.de.los.servicios.ofrecidos.por.el.Dpto..de.Trabajo.Social.OBE<text:tab/></text:p>
      <text:p text:style-name="P1">Sugerencias.y.recomendaciones.para.mejorar.nuestra.atención</text:p>
      <text:p text:style-name="P1"/>
      <text:p text:style-name="P7"><text:span text:style-name="T1">"ID"</text:span><text:span text:style-name="T4">, "</text:span><text:span text:style-name="T1">Período.Académico.a.renovar", "Cédula.de.Identidad", "Fecha.d</text:span><text:span text:style-name="T4">e</text:span><text:span text:style-name="T1">.Nacimiento", "Edad", "Estado.Civil", "Sexo", "Escuela", "Año.de.Ingreso.a.la.UCV", "Modalidad.de.Ingreso.a.la.UCV", "Semestre que cursa", "Ha cambiado usted de dirección", "De.ser.afirmativo..indique.el.motivo", "Número.de.materias.inscritas.en.el.semestre.o.año.anterior", "Número.de.materias.aprobadas.en.el.semestre.o.año.anterior", "Número.de.materias.retiradas.en.el.semestre.o.año.anterior", "Número.de.materias.reprobadas.en.el.semestre.o.año.anterior", "Promedio.ponderado.aprobado", "Eficiencia", "Si.reprobó.una.o.más.materias.indique.el.motivo", "Número.de.materias.inscritas.en.el.semestre.en.curso", "</text:span><text:span text:style-name="T4">Se.encuentra</text:span><text:span text:style-name="T1">.realiza</text:span><text:span text:style-name="T4">ndo</text:span><text:span text:style-name="T1">.tesis.o.pasantías.de.grado", "</text:span><text:span text:style-name="T4">Cantidad.de.veces.que.ha.realizado.t</text:span><text:span text:style-name="T1">esis.o.pasantías.de.grado", "Procedencia"</text:span><text:span text:style-name="T5">, "</text:span><text:span text:style-name="T1">Lugar.donde.reside.mientras.estudia.en.el.Universidad", "Personas.con.las.cuales.usted.vive..mientras.estudia.en.la.universidad.", "Tipo.de.vivienda.donde.reside.mientras.estudia.en.la.universidad", "En.caso.de.vivir.en.habitación.alquilada.o.residencia.estudiantil..indique.el.monto.mensual.", </text:span><text:soft-page-break/><text:span text:style-name="T1">"Dirección.donde.se.encuentra.ubicada.la.residencia.o.habitación.alquilada", "Contrajo.</text:span><text:span text:style-name="T5">m</text:span><text:span text:style-name="T1">atrimonio.", "Ha.solicitado.algún.otro.beneficio.a.la.Universidad.u.otra.Institución.", "En.caso.afirmativo.señale.</text:span><text:span text:style-name="T6">el.</text:span><text:span text:style-name="T1">año.de.la.solicitud..institución.y.motivo"</text:span><text:span text:style-name="T5">, "</text:span><text:span text:style-name="T1">Se.encuentra.usted..realizando.alguna.actividad.que.le.genere.ingresos.", "En.caso.de.ser.afirmativo..indique.tipo.de.actividad.y.su.frecuencia<text:tab/>", "Monto.mensual.de.la.beca", <text:s/>"Aporte.mensual.que.le.brinda.su.responsable.económico"</text:span><text:span text:style-name="T5">, "</text:span><text:span text:style-name="T1">Aporte.mensual.que.recibe.de.familiares.o.amigos", "Ingreso.mensual.que.recibe.por.actividades.a.destajo.o.por.horas"</text:span><text:span text:style-name="T5">, "</text:span><text:span text:style-name="T1">Ingreso.mensual.total", "</text:span><text:span text:style-name="T6">Gastos.en.a</text:span><text:span text:style-name="T1">limentación.</text:span><text:span text:style-name="T6">personal", "Gastos.en.t</text:span><text:span text:style-name="T1">ransporte.</text:span><text:span text:style-name="T6">personal", "</text:span><text:span text:style-name="T1">Gastos.médicos.</text:span><text:span text:style-name="T6">personal", "</text:span><text:span text:style-name="T1">Gastos.odontológicos.</text:span><text:span text:style-name="T6">personal", "</text:span><text:span text:style-name="T1">Gastos.personales", "</text:span><text:span text:style-name="T7">Gastos.en.r</text:span><text:span text:style-name="T1">esidencia.o.habitación.alquilada.</text:span><text:span text:style-name="T5">personal", "</text:span><text:span text:style-name="T7">Gastos.en.</text:span><text:span text:style-name="T1">Materiales.de.estudio.</text:span><text:span text:style-name="T5">personal"</text:span><text:span text:style-name="T8">, "</text:span><text:span text:style-name="T7">Gastos.en.r</text:span><text:span text:style-name="T1">ecreación.</text:span><text:span text:style-name="T5">personal", "</text:span><text:span text:style-name="T1">Otros.gastos.</text:span><text:span text:style-name="T5">personal", "</text:span><text:span text:style-name="T1">Total.egresos.</text:span><text:span text:style-name="T5">personal", "</text:span><text:span text:style-name="T1">Indique.quién.es.su.responsable.económico", "Carga.familiar", "Ingreso.mensual.de.su.responsable.económico", "Otros.ingresos", "Total.de.ingresos", "</text:span><text:span text:style-name="T7">Gastos.en.v</text:span><text:span text:style-name="T1">ivienda.de.su</text:span><text:span text:style-name="T8">s</text:span><text:span text:style-name="T1">.responsable</text:span><text:span text:style-name="T8">s</text:span><text:span text:style-name="T1">.económico</text:span><text:span text:style-name="T8">s</text:span><text:span text:style-name="T1"> </text:span><text:span text:style-name="T7">", "Gastos.en.a</text:span><text:span text:style-name="T1">limentación.de.su</text:span><text:span text:style-name="T8">s</text:span><text:span text:style-name="T1">.responsable</text:span><text:span text:style-name="T8">s</text:span><text:span text:style-name="T1">.económico</text:span><text:span text:style-name="T8">s </text:span><text:span text:style-name="T7">", <text:s/>"Gastos.en.t</text:span><text:span text:style-name="T1">ransporte.de.su</text:span><text:span text:style-name="T8">s</text:span><text:span text:style-name="T1">.responsable</text:span><text:span text:style-name="T8">s</text:span><text:span text:style-name="T1">.económico</text:span><text:span text:style-name="T8">s </text:span><text:span text:style-name="T7">", "</text:span><text:span text:style-name="T1">Gastos.médicos.de.su</text:span><text:span text:style-name="T8">s</text:span><text:span text:style-name="T1">.responsable</text:span><text:span text:style-name="T8">s</text:span><text:span text:style-name="T1">.económico</text:span><text:span text:style-name="T8">s </text:span><text:span text:style-name="T5">", "</text:span><text:span text:style-name="T1">Gastos.odontológicos.de.su</text:span><text:span text:style-name="T8">s</text:span><text:span text:style-name="T1">.responsable</text:span><text:span text:style-name="T8">s</text:span><text:span text:style-name="T1">.económico</text:span><text:span text:style-name="T8">s </text:span><text:span text:style-name="T5">", "</text:span><text:span text:style-name="T1">Gastos.educativos.de.su</text:span><text:span text:style-name="T8">s</text:span><text:span text:style-name="T1">.responsable</text:span><text:span text:style-name="T8">s</text:span><text:span text:style-name="T1">.económico</text:span><text:span text:style-name="T8">s", "Gastos.en.s</text:span><text:span text:style-name="T1">ervicios.públicos.de.agua.luz.teléfono.y.gas.de.su</text:span><text:span text:style-name="T8">s</text:span><text:span text:style-name="T1">.responsable</text:span><text:span text:style-name="T8">s</text:span><text:span text:style-name="T1">.económico</text:span><text:span text:style-name="T8">s", "</text:span><text:span text:style-name="T1">Condominio.de.su</text:span><text:span text:style-name="T8">s</text:span><text:span text:style-name="T1">.responsable</text:span><text:span text:style-name="T8">s</text:span><text:span text:style-name="T1">.económico</text:span><text:span text:style-name="T8">s", "</text:span><text:span text:style-name="T1">Otros.gastos.de.su</text:span><text:span text:style-name="T8">s</text:span><text:span text:style-name="T1">.responsable</text:span><text:span text:style-name="T8">s</text:span><text:span text:style-name="T1">.económico</text:span><text:span text:style-name="T8">s", "</text:span><text:span text:style-name="T1">Total.de.egresos.de.su</text:span><text:span text:style-name="T8">s</text:span><text:span text:style-name="T1">.responsable</text:span><text:span text:style-name="T8">s</text:span><text:span text:style-name="T1">.económico</text:span><text:span text:style-name="T8">s", "</text:span><text:span text:style-name="T1">Deseamos.conocer.la.opinión.de.nuestros.usuarios..para.mejorar.la.calidad.de.los.servicios.ofrecidos.por.el.Dpto..de.Trabajo.Social.OBE", "Sugerencias.y.recomendaciones.para.mejorar.nuestra.atención</text:span><text:span text:style-name="T9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/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55:32.471572035</meta:creation-date>
    <dc:date>2015-12-30T16:00:36.282724310</dc:date>
    <meta:editing-duration>PT8H30M37S</meta:editing-duration>
    <meta:editing-cycles>9</meta:editing-cycles>
    <meta:generator>LibreOffice/4.2.8.2$Linux_x86 LibreOffice_project/420m0$Build-2</meta:generator>
    <meta:document-statistic meta:table-count="0" meta:image-count="0" meta:object-count="0" meta:page-count="3" meta:paragraph-count="67" meta:word-count="435" meta:character-count="7380" meta:non-whitespace-character-count="6985"/>
  </office:meta>
</office:document-meta>
</file>